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2-15_07-49-1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2-15_02-27-00_000.jpg</text:p>
          </table:table-cell>
          <table:table-cell table:style-name="ce27" office:value-type="string">
            <text:p>:m :PHOTO 寝た時刻 / 2022 / オナニー、未了、duration=1.5時間ぐらい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 / オナニー、未了、duration=1.5時間ぐらい,other=~">
            <text:p>:m :PHOTO 寝た時刻 / 2022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2-12-15_15-15-35_000.jpg</text:p>
          </table:table-cell>
          <table:table-cell table:style-name="ce27" office:value-type="string">
            <text:p>:m #*# / memo:other(m:other) / topic=習字, about=~,other=~,id=~,content=運;動;進;回;転;速;度;電;極;分;布;記;事;読;書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/ memo:other(m:other) / topic=習字, about=~,other=~,id=~,content=運;動;進;回;転;速;度;電;極;分;布;記;事;読;書;">
            <text:p>:m #*# / memo:other(m:other) / topic=習字, about=~,other=~,id=~,content=運;動;進;回;転;速;度;電;極;分;布;記;事;読;書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8" office:value-type="string">
            <text:p>2022-12-15_10-33-21_000.jpg</text:p>
          </table:table-cell>
          <table:table-cell table:style-name="ce27" office:value-type="string">
            <text:p>:m #*# / memo:other(m:other) / topic=習字, about=~,other=~,id=~,content=番;熱;炭;用;費;算;値;説;実;測;仮;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#*# / memo:other(m:other) / topic=習字, about=~,other=~,id=~,content=番;熱;炭;用;費;算;値;説;実;測;仮;">
            <text:p>:m #*# / memo:other(m:other) / topic=習字, about=~,other=~,id=~,content=番;熱;炭;用;費;算;値;説;実;測;仮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10" office:value-type="string">
            <text:p>2022-12-15_17-00-14_000.jpg</text:p>
          </table:table-cell>
          <table:table-cell table:style-name="ce27" office:value-type="string">
            <text:p>:m dessin,sketch / des. object=蟹[カニ / genre=動物：爬虫類,source=~,location=~,other=~,memo~,found~,id=U9LF,occasion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0" office:value-type="string">
            <text:p>2022-12-15_19-04-34_000.jpg</text:p>
          </table:table-cell>
          <table:table-cell table:style-name="ce27" office:value-type="string">
            <text:p>:m 記録 / 身体 / 全身像 / 顔 / 様子 / time=夜；occasion=楽器演奏したあと（篠笛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身体 / 全身像 / 顔 / 様子 / time=夜；occasion=楽器演奏したあと（篠笛）">
            <text:p>:m 記録 / 身体 / 全身像 / 顔 / 様子 / time=夜；occasion=楽器演奏したあと（篠笛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2-14_21-33-2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2-12-15_13-55-2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2-12-15_07-54-14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8" office:value-type="string">
            <text:p>2022-12-15_18-56-24_000.mp4</text:p>
          </table:table-cell>
          <table:table-cell table:style-name="ce27" office:value-type="string">
            <text:p>:VIDEO / @自室 / 記録 / jap.flute / 演奏、play / R=1 / genre=melody,session=hour-18,memo=+,other=~,file-piece-id=2022-12-15_18-56-24_000.mp4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1 / genre=melody,session=hour-18,memo=+,other=~,file-piece-id=2022-12-15_18-56-24_000.mp4 / follow~">
            <text:p>:VIDEO / @自室 / 記録 / jap.flute / 演奏、play / R=1 / genre=melody,session=hour-18,memo=+,other=~,file-piece-id=2022-12-15_18-56-24_000.mp4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10" office:value-type="string">
            <text:p>2022-12-15_18-58-51_000.mp4</text:p>
          </table:table-cell>
          <table:table-cell table:style-name="ce27" office:value-type="string">
            <text:p>:VIDEO / @自室 / 記録 / jap.flute / 演奏、play / R=2 / genre=melody,session=hour-18,memo=~,file-piece-id=2022-12-15_18-56-24_000.mp4,other=continue-from:R-1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VIDEO / @自室 / 記録 / jap.flute / 演奏、play / R=2 / genre=melody,session=hour-18,memo=~,file-piece-id=2022-12-15_18-56-24_000.mp4,other=continue-from:R-1 / follow~">
            <text:p>:VIDEO / @自室 / 記録 / jap.flute / 演奏、play / R=2 / genre=melody,session=hour-18,memo=~,file-piece-id=2022-12-15_18-56-24_000.mp4,other=continue-from:R-1 / follow~</text:p>
          </table:table-cell>
          <table:table-cell table:style-name="ce10" table:formula="of:=RIGHT([.B12];[.K12])" office:value-type="string" office:string-value="mp4">
            <text:p>mp4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2-12-15_00-49-57_000.jpg</text:p>
          </table:table-cell>
          <table:table-cell table:style-name="ce27" office:value-type="string">
            <text:p>:m / daylog メモ / partial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/ daylog メモ / partial / 2022">
            <text:p>:m / daylog メモ / partial / 2022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2-12-15_00-50-18_000.jpg</text:p>
          </table:table-cell>
          <table:table-cell table:style-name="ce27" office:value-type="string">
            <text:p>:m :th / topic=相続：預金：一定期間、一箇所に置いておく / content=今回のような条件のもと：至極まっとうな対処法か（i.e. 特に思考を凝らしたもの、ではない、の意）,other=related:res-id=~ / lang=ja</text:p>
          </table:table-cell>
          <table:table-cell table:style-name="ce20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th / topic=相続：預金：一定期間、一箇所に置いておく / content=今回のような条件のもと：至極まっとうな対処法か（i.e. 特に思考を凝らしたもの、ではない、の意）,other=related:res-id=~ / lang=ja">
            <text:p>:m :th / topic=相続：預金：一定期間、一箇所に置いておく / content=今回のような条件のもと：至極まっとうな対処法か（i.e. 特に思考を凝らしたもの、ではない、の意）,other=related:res-id=~ / lang=ja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12-15_13-10-13_000.jpg</text:p>
          </table:table-cell>
          <table:table-cell table:style-name="ce27" office:value-type="string">
            <text:p>:m RES 1*2 / free# JVEMV6 83#_61:1 / 83. chemistry / topics=『読み物　物理化学』,w=分子運動,s=~,i=~,other=calc+:水素、酸素。分子のエネルギー、比較,next=~,doc=r-1-1~1.3:p.11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RES 1*2 / free# JVEMV6 83#_61:1 / 83. chemistry / topics=『読み物　物理化学』,w=分子運動,s=~,i=~,other=calc+:水素、酸素。分子のエネルギー、比較,next=~,doc=r-1-1~1.3:p.11">
            <text:p>:m RES 1*2 / free# JVEMV6 83#_61:1 / 83. chemistry / topics=『読み物　物理化学』,w=分子運動,s=~,i=~,other=calc+:水素、酸素。分子のエネルギー、比較,next=~,doc=r-1-1~1.3:p.11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12-15_13-10-42_000.jpg</text:p>
          </table:table-cell>
          <table:table-cell table:style-name="ce28" office:value-type="string">
            <text:p>:m RES 2*2 / free# JVEMV6 83#_61:1 / 83. chemistry / topics=『読み物　物理化学』,w=分子運動,s=~,i=~,other=calc+:水素、酸素。分子のエネルギー、比較;conc+,next=~,doc=r-1-1~1.3:p.11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RES 2*2 / free# JVEMV6 83#_61:1 / 83. chemistry / topics=『読み物　物理化学』,w=分子運動,s=~,i=~,other=calc+:水素、酸素。分子のエネルギー、比較;conc+,next=~,doc=r-1-1~1.3:p.11">
            <text:p>:m RES 2*2 / free# JVEMV6 83#_61:1 / 83. chemistry / topics=『読み物　物理化学』,w=分子運動,s=~,i=~,other=calc+:水素、酸素。分子のエネルギー、比較;conc+,next=~,doc=r-1-1~1.3:p.11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2-12-15_15-13-54_000.jpg</text:p>
          </table:table-cell>
          <table:table-cell table:style-name="ce27" office:value-type="string">
            <text:p>:m #*# RES / free# S87DP9 記事読み / id=XQ1O(browser=yandex) / media=sputnik:chinese / (1) theme=シェル：サハリン：撤退,content=~,other=~ / (2) theme=ロシア：穀物：収穫量,content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m #*# RES / free# S87DP9 記事読み / id=XQ1O(browser=yandex) / media=sputnik:chinese / (1) theme=シェル：サハリン：撤退,content=~,other=~ / (2) theme=ロシア：穀物：収穫量,content=~,other=~">
            <text:p>:m #*# RES / free# S87DP9 記事読み / id=XQ1O(browser=yandex) / media=sputnik:chinese / (1) theme=シェル：サハリン：撤退,content=~,other=~ / (2) theme=ロシア：穀物：収穫量,content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9" office:value-type="string">
            <text:p>2022-12-15_17-51-38_000.jpg</text:p>
          </table:table-cell>
          <table:table-cell table:style-name="ce27" office:value-type="string">
            <text:p>:m RES 1*1 / free# JVEMV6 83#_61:2 / 83. chemistry / topics=『読み物　物理化学』,w=分子運動；結晶格子,s=~,i=~,other=memo+:宇宙速度；conc+,next=~,doc=r-1-1~1.3:p.1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RES 1*1 / free# JVEMV6 83#_61:2 / 83. chemistry / topics=『読み物　物理化学』,w=分子運動；結晶格子,s=~,i=~,other=memo+:宇宙速度；conc+,next=~,doc=r-1-1~1.3:p.11">
            <text:p>:m RES 1*1 / free# JVEMV6 83#_61:2 / 83. chemistry / topics=『読み物　物理化学』,w=分子運動；結晶格子,s=~,i=~,other=memo+:宇宙速度；conc+,next=~,doc=r-1-1~1.3:p.11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8" office:value-type="string">
            <text:p>2022-12-15_19-04-42_000.jpg</text:p>
          </table:table-cell>
          <table:table-cell table:style-name="ce27" office:value-type="string">
            <text:p>:m :篠笛,shinobue 1-4*5 / session-memo:session-1 / 1#1 / p.1-&lt;1&gt;:genre=melody,session=hour-19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m :篠笛,shinobue 1-4*5 / session-memo:session-1 / 1#1 / p.1-&lt;1&gt;:genre=melody,session=hour-19,musescore=~">
            <text:p>:m :篠笛,shinobue 1-4*5 / session-memo:session-1 / 1#1 / p.1-&lt;1&gt;:genre=melody,session=hour-19,musescore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/ daylog メモ / partial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2022/12/16</text:date>, <text:time>11:42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16T11:42:49.06</dc:date>
    <dc:creator>iwabuchi ken</dc:creator>
    <meta:editing-duration>P51DT22H36M7S</meta:editing-duration>
    <meta:editing-cycles>16717</meta:editing-cycles>
    <meta:document-statistic meta:table-count="2" meta:cell-count="926" meta:object-count="0"/>
    <meta:user-defined meta:name="qrichtext">1</meta:user-defined>
  </office:meta>
</office:document-meta>
</file>